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Getting started with SVA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ntrodu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VAs express temporal behavior</text:p>
                <text:list>
                  <text:list-item>
                    <text:p>Compact</text:p>
                  </text:list-item>
                  <text:list-item>
                    <text:p>Similar to regular expres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Getting started with SVA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Top 6 essential SVA feature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. Impli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verlapping</text:p>
                <text:list>
                  <text:list-item>
                    <text:p>TODO Add code for concurr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. Impli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verlapping</text:p>
                <text:list>
                  <text:list-item>
                    <text:p>TODO Add code for immedi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. Impli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n-overlapping:</text:p>
                <text:list>
                  <text:list-item>
                    <text:p>TODO Add code for concurr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. Impli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n-overlapping:</text:p>
                <text:list>
                  <text:list-item>
                    <text:p>TODO Add code for overlapp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. Del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e cycle</text:p>
                <text:list>
                  <text:list-item>
                    <text:p>TODO Add code for concurrent</text:p>
                    <text:p/>
                  </text:list-item>
                </text:list>
              </text:list-item>
              <text:list-item>
                <text:p>Mutliple cycles</text:p>
                <text:list>
                  <text:list-item>
                    <text:p>TODO Add code for concurr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. Del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e cycle - immediate</text:p>
                <text:list>
                  <text:list-item>
                    <text:p>TODO Add code for immedi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. Del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ree cycles - immediate</text:p>
                <text:list>
                  <text:list-item>
                    <text:p>TODO Add code for immedi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. Del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tes</text:p>
                <text:list>
                  <text:list-item>
                    <text:p>TODO Add code for non-overlapping made from overlapping and del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. Repeti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secutive</text:p>
                <text:list>
                  <text:list-item>
                    <text:p>TODO Add code for concurr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. Repeti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secutive</text:p>
                <text:list>
                  <text:list-item>
                    <text:p>TODO Add code for immedi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. Repeti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oto</text:p>
                <text:list>
                  <text:list-item>
                    <text:p>TODO Add code for goto using consecutive repet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. Repeti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oto</text:p>
                <text:list>
                  <text:list-item>
                    <text:p>TODO Add code for concurr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4. Througho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ro</text:p>
                <text:list>
                  <text:list-item>
                    <text:p>TODO Add code for throughout using consecutive repet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4. Througho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ro</text:p>
                <text:list>
                  <text:list-item>
                    <text:p>TODO Add code for througho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4. Througho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scussion</text:p>
                <text:list>
                  <text:list-item>
                    <text:p>TODO Add code for throughout as assume</text:p>
                    <text:list>
                      <text:list-item>
                        <text:p>No pipelining</text:p>
                      </text:list-item>
                    </text:list>
                  </text:list-item>
                  <text:list-item>
                    <text:p>TODO Add code for throughout as assert</text:p>
                    <text:list>
                      <text:list-item>
                        <text:p>No ready during first 5 cycles of op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5. Named properties and sequ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scussion</text:p>
                <text:list>
                  <text:list-item>
                    <text:p>TODO Add notes about reu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5. Named properties and sequ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perty</text:p>
                <text:list>
                  <text:list-item>
                    <text:p>TODO Add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5. Named properties and sequ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quence</text:p>
                <text:list>
                  <text:list-item>
                    <text:p>TODO Add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6. sequence.trigger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tes</text:p>
                <text:list>
                  <text:list-item>
                    <text:p>TODO Add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Getting started with SVA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Tips and tricks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ps and tric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plit long sequences</text:p>
                <text:list>
                  <text:list-item>
                    <text:p>Functions calling functions → sequences composed of seque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ps and tric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ultiple smaller properties instead of one big property</text:p>
                <text:list>
                  <text:list-item>
                    <text:p>Easier to write/read</text:p>
                  </text:list-item>
                  <text:list-item>
                    <text:p>Easier to debug</text:p>
                  </text:list-item>
                  <text:list-item>
                    <text:p>More difficult to reason about (all requirements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ps and tric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eck that properties work as expected</text:p>
                <text:list>
                  <text:list-item>
                    <text:p>SVUnit</text:p>
                  </text:list-item>
                  <text:list-item>
                    <text:p>Dream: test using SymbiYos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ps and tric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nk about cause, not just effect</text:p>
                <text:list>
                  <text:list-item>
                    <text:p>TODO Add code for implication in both dire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4T16:48:46.576643819</meta:creation-date>
    <dc:date>2020-04-04T19:44:09.569314584</dc:date>
    <meta:editing-duration>PT42M1S</meta:editing-duration>
    <meta:editing-cycles>34</meta:editing-cycles>
    <meta:generator>LibreOffice/5.1.6.2$Linux_X86_64 LibreOffice_project/10m0$Build-2</meta:generator>
    <meta:document-statistic meta:object-count="129"/>
  </office:meta>
</office:document-meta>
</file>